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9426b" officeooo:paragraph-rsid="0019426b"/>
    </style:style>
    <style:style style:name="P2" style:family="paragraph" style:parent-style-name="Footer">
      <style:text-properties officeooo:rsid="0019426b" officeooo:paragraph-rsid="0019426b"/>
    </style:style>
    <style:style style:name="P3" style:family="paragraph" style:parent-style-name="Heading">
      <style:paragraph-properties fo:text-align="center" style:justify-single-word="false"/>
      <style:text-properties style:font-name="Liberation Sans" fo:font-size="22pt" fo:font-weight="bold" officeooo:rsid="00268964" officeooo:paragraph-rsid="00268964" style:font-name-asian="Noto Sans CJK SC" style:font-size-asian="14pt" style:font-name-complex="Lohit Devanagari" style:font-size-complex="14pt"/>
    </style:style>
    <style:style style:name="P4" style:family="paragraph" style:parent-style-name="Preformatted_20_Text">
      <style:text-properties fo:font-style="normal" officeooo:rsid="000de4f3" officeooo:paragraph-rsid="0017f25c" style:font-style-asian="normal" style:font-style-complex="normal"/>
    </style:style>
    <style:style style:name="P5" style:family="paragraph" style:parent-style-name="Preformatted_20_Text">
      <style:paragraph-properties fo:margin-top="0cm" fo:margin-bottom="0.499cm" loext:contextual-spacing="false"/>
    </style:style>
    <style:style style:name="P6" style:family="paragraph" style:parent-style-name="Table_20_Contents">
      <style:text-properties style:font-name="Courier New1" fo:font-size="9pt" style:font-size-asian="9pt" style:font-size-complex="9pt"/>
    </style:style>
    <style:style style:name="P7" style:family="paragraph" style:parent-style-name="Table_20_Contents">
      <style:paragraph-properties fo:text-align="center" style:justify-single-word="false"/>
      <style:text-properties officeooo:rsid="00326b83" officeooo:paragraph-rsid="00326b83"/>
    </style:style>
    <style:style style:name="P8" style:family="paragraph" style:parent-style-name="Text_20_body">
      <style:text-properties officeooo:paragraph-rsid="0017f25c"/>
    </style:style>
    <style:style style:name="P9" style:family="paragraph" style:parent-style-name="Text_20_body">
      <style:text-properties officeooo:rsid="001b4612" officeooo:paragraph-rsid="0017f25c"/>
    </style:style>
    <style:style style:name="P10" style:family="paragraph" style:parent-style-name="Text_20_body">
      <style:text-properties officeooo:rsid="001b4612" officeooo:paragraph-rsid="003dce6e"/>
    </style:style>
    <style:style style:name="P11" style:family="paragraph" style:parent-style-name="Text_20_body">
      <style:text-properties fo:font-style="normal" officeooo:rsid="000de4f3" officeooo:paragraph-rsid="0017f25c" style:font-style-asian="normal" style:font-style-complex="normal"/>
    </style:style>
    <style:style style:name="P12" style:family="paragraph" style:parent-style-name="Text_20_body">
      <style:text-properties fo:font-style="normal" officeooo:rsid="001b4612" officeooo:paragraph-rsid="003dce6e" style:font-style-asian="normal" style:font-style-complex="normal"/>
    </style:style>
    <style:style style:name="P13" style:family="paragraph" style:parent-style-name="Text_20_body">
      <style:text-properties officeooo:rsid="0035ac18" officeooo:paragraph-rsid="0035ac18"/>
    </style:style>
    <style:style style:name="P14" style:family="paragraph" style:parent-style-name="Text_20_body">
      <style:text-properties officeooo:rsid="00369c28" officeooo:paragraph-rsid="00369c28"/>
    </style:style>
    <style:style style:name="P15" style:family="paragraph" style:parent-style-name="Text_20_body">
      <style:text-properties officeooo:rsid="0036bc9d" officeooo:paragraph-rsid="0036bc9d"/>
    </style:style>
    <style:style style:name="T1" style:family="text">
      <style:text-properties officeooo:rsid="0029651c"/>
    </style:style>
    <style:style style:name="T2" style:family="text">
      <style:text-properties officeooo:rsid="00369c28"/>
    </style:style>
    <style:style style:name="T3" style:family="text">
      <style:text-properties officeooo:rsid="0036bc9d"/>
    </style:style>
    <style:style style:name="T4" style:family="text">
      <style:text-properties officeooo:rsid="00385e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AML</text:p>
      <text:p text:style-name="P9"/>
      <text:p text:style-name="P13">YAML est un langage de sérialisation de données agnostique des langages de programmation.</text:p>
      <text:p text:style-name="P13">Proposé à l'origine par Clark Evans en Mai 2001, YAML est un un format de représentation de données par sérialisation, conçu pour être aisément modifiable et lisible par nous-mêmes, les humains.</text:p>
      <text:p text:style-name="P13">YAML est plus concis que le XML auquel il est parfois comparé par ceux qui le découvre, plus lisible et clair que le CSV, et emprunte beaucoup au JSON dont il est un parent naturel. Toutefois, YAML emprunte également des idées et concepts de Python, et s'intègre bien avec bon nombre de langages. Contrairement à ce dernier, YAML interdit l'utilisation des tabulations.</text:p>
      <text:p text:style-name="P13"/>
      <text:h text:style-name="Heading_20_1" text:outline-level="1"><text:span text:style-name="T2">In</text:span>dentation</text:h>
      <text:p text:style-name="P14">La structure est déterminée par l’indentation. En général, l’indentation est définie par 0 ou plus caractères espace <text:span text:style-name="T3">en début de ligne</text:span>.</text:p>
      <text:p text:style-name="P15">Pour maintenir la portabilité, le caractère tabulation ne doit pas être utilisé <text:span text:style-name="T4">étant donné que les différents systèmes ne le traitent pas tous de la même manière.</text:span></text:p>
      <text:p text:style-name="P15"/>
      <text:p text:style-name="P9">YAML ne prend en charge que les espaces, et il est sensible à la casse et à l'espace.</text:p>
      <text:p text:style-name="P9">Chaque YAML commence par <text:span text:style-name="Source_20_Text">---</text:span> qui indique le début d'un fichier YAML.</text:p>
      <text:p text:style-name="P9"/>
      <text:p text:style-name="P9">syntaxe de mappage est clé : valeur</text:p>
      <text:p text:style-name="P11">name: Olivier <text:span text:style-name="T1">=&gt; l’espace après les : est important !</text:span></text:p>
      <text:p text:style-name="P11"/>
      <text:p text:style-name="P11">YAML prend également en charge les types de données tels que les caractères, les chaînes, les entiers, les valeurs flottantes et les collections telles que les tableaux, les listes construites à partir de types de données de base.</text:p>
      <text:p text:style-name="P8"/>
      <text:p text:style-name="Text_20_body"/>
      <text:h text:style-name="Heading_20_1" text:outline-level="1">Exemple 1</text:h>
      <text:p text:style-name="P4"># Les commentaires sont précédés d'un signe "#", comme cette ligne.</text:p>
      <text:p text:style-name="Preformatted_20_Text"/>
      <text:p text:style-name="Preformatted_20_Text">#############</text:p>
      <text:p text:style-name="Preformatted_20_Text"># SCALAIRES #</text:p>
      <text:p text:style-name="Preformatted_20_Text">#############</text:p>
      <text:p text:style-name="Preformatted_20_Text"/>
      <text:p text:style-name="Preformatted_20_Text"># Les scalaires sont l'ensemble des types YAML qui ne sont pas des collections</text:p>
      <text:p text:style-name="Preformatted_20_Text"># (listes ou tableaux associatifs).</text:p>
      <text:p text:style-name="Preformatted_20_Text"/>
      <text:p text:style-name="Preformatted_20_Text"><text:soft-page-break/># Notre objet root (racine), sera une map (carte) et englobera</text:p>
      <text:p text:style-name="Preformatted_20_Text"># l'intégralité du document. Cette map est l'équivalent d'un dictionnaire,</text:p>
      <text:p text:style-name="Preformatted_20_Text"># hash ou objet dans d'autres langages.</text:p>
      <text:p text:style-name="Preformatted_20_Text">clé: valeur</text:p>
      <text:p text:style-name="Preformatted_20_Text">autre_clé: une autre valeur</text:p>
      <text:p text:style-name="Preformatted_20_Text">valeur_numérique: 100</text:p>
      <text:p text:style-name="Preformatted_20_Text">notation_scientifique: 1e+12</text:p>
      <text:p text:style-name="Preformatted_20_Text">booléen: true</text:p>
      <text:p text:style-name="Preformatted_20_Text">valeur_null: null</text:p>
      <text:p text:style-name="Preformatted_20_Text">clé avec espaces: valeur</text:p>
      <text:p text:style-name="Preformatted_20_Text"># Bien qu'il ne soit pas nécessaire de mettre les chaînes de caractères</text:p>
      <text:p text:style-name="Preformatted_20_Text"># entre guillemets, cela reste possible, et parfois utile.</text:p>
      <text:p text:style-name="Preformatted_20_Text">toutefois: "Une chaîne, peut être contenue entre guillemets."</text:p>
      <text:p text:style-name="Preformatted_20_Text">"Une clé entre guillemets.": "Utile si l'on veut utiliser ':' dans la clé."</text:p>
      <text:p text:style-name="Preformatted_20_Text"/>
      <text:p text:style-name="Preformatted_20_Text"># Les chaînes couvrant plusieurs lignes, peuvent être écrites au choix,</text:p>
      <text:p text:style-name="Preformatted_20_Text"># comme un "bloc littéral" (avec '|') ou bien un "bloc replié" (avec '&gt;').</text:p>
      <text:p text:style-name="Preformatted_20_Text">bloc_littéral: |</text:p>
      <text:p text:style-name="Preformatted_20_Text"><text:s text:c="4"/>Tout ce bloc de texte sera la valeur de la clé "bloc_littéral", </text:p>
      <text:p text:style-name="Preformatted_20_Text"><text:s text:c="4"/>avec préservation des retours à la ligne.</text:p>
      <text:p text:style-name="Preformatted_20_Text"/>
      <text:p text:style-name="Preformatted_20_Text"><text:s text:c="4"/>Le littéral continue jusqu'à ce que l'indentation soit annulée.</text:p>
      <text:p text:style-name="Preformatted_20_Text"/>
      <text:p text:style-name="Preformatted_20_Text"><text:s text:c="8"/>Toutes lignes qui seraient "davantage indentées" conservent leur</text:p>
      <text:p text:style-name="Preformatted_20_Text"><text:s text:c="8"/>indentation, constituée de 4 espaces.</text:p>
      <text:p text:style-name="Preformatted_20_Text">bloc_replié: &gt;</text:p>
      <text:p text:style-name="Preformatted_20_Text"><text:s text:c="4"/>Tout ce bloc de texte sera la valeur de la clé "bloc_replié", mais </text:p>
      <text:p text:style-name="Preformatted_20_Text"><text:s text:c="4"/>cette fois-ci, toutes les nouvelles lignes deviendront un simple espace.</text:p>
      <text:p text:style-name="Preformatted_20_Text"/>
      <text:p text:style-name="Preformatted_20_Text"><text:s text:c="4"/>Les lignes vides, comme ci-dessus, seront converties en caractère de</text:p>
      <text:p text:style-name="Preformatted_20_Text"><text:s text:c="4"/>nouvelle ligne.</text:p>
      <text:p text:style-name="Preformatted_20_Text"/>
      <text:p text:style-name="Preformatted_20_Text"><text:s text:c="8"/>Les lignes "plus-indentées" gardent leurs retours à la ligne -</text:p>
      <text:p text:style-name="Preformatted_20_Text"><text:s text:c="8"/>ce texte apparaîtra sur deux lignes.</text:p>
      <text:p text:style-name="Preformatted_20_Text"/>
      <text:p text:style-name="Preformatted_20_Text">###############</text:p>
      <text:p text:style-name="Preformatted_20_Text"># COLLECTIONS #</text:p>
      <text:p text:style-name="Preformatted_20_Text">###############</text:p>
      <text:p text:style-name="Preformatted_20_Text"/>
      <text:p text:style-name="Preformatted_20_Text"># L'imbrication est créée par indentation.</text:p>
      <text:p text:style-name="Preformatted_20_Text">une_map_imbriquée:</text:p>
      <text:p text:style-name="Preformatted_20_Text"><text:s text:c="4"/>clé: valeur</text:p>
      <text:p text:style-name="Preformatted_20_Text"><text:s text:c="4"/>autre_clé: autre valeur</text:p>
      <text:p text:style-name="Preformatted_20_Text"><text:s text:c="4"/>autre_map_imbriquée:</text:p>
      <text:p text:style-name="Preformatted_20_Text"><text:s text:c="8"/>bonjour: bonjour</text:p>
      <text:p text:style-name="Preformatted_20_Text"/>
      <text:p text:style-name="Preformatted_20_Text"># Les clés des maps ne sont pas nécessairement des chaînes de caractères.</text:p>
      <text:p text:style-name="Preformatted_20_Text">0.25: une clé de type flottant</text:p>
      <text:p text:style-name="Preformatted_20_Text"/>
      <text:p text:style-name="Preformatted_20_Text"># Les clés peuvent également être des objets s'étendant sur plusieurs lignes,</text:p>
      <text:p text:style-name="Preformatted_20_Text"># en utilisant le signe "?" pour indiquer le début de la clé.</text:p>
      <text:p text:style-name="Preformatted_20_Text">? |</text:p>
      <text:p text:style-name="Preformatted_20_Text"><text:s text:c="4"/>ceci est une clé</text:p>
      <text:p text:style-name="Preformatted_20_Text"><text:s text:c="4"/>sur de multiples lignes</text:p>
      <text:p text:style-name="Preformatted_20_Text">: et ceci est sa valeur</text:p>
      <text:p text:style-name="Preformatted_20_Text"/>
      <text:p text:style-name="Preformatted_20_Text"># YAML autorise aussi l'usage des collections à l'intérieur des clés,</text:p>
      <text:p text:style-name="Preformatted_20_Text"># mais certains langages de programmation ne le tolère pas si bien.</text:p>
      <text:p text:style-name="Preformatted_20_Text"/>
      <text:p text:style-name="Preformatted_20_Text"><text:soft-page-break/># Les séquences (équivalent des listes ou tableaux) ressemblent à cela :</text:p>
      <text:p text:style-name="Preformatted_20_Text">une_séquence:</text:p>
      <text:p text:style-name="Preformatted_20_Text"><text:s text:c="4"/>- Objet 1</text:p>
      <text:p text:style-name="Preformatted_20_Text"><text:s text:c="4"/>- Objet 2</text:p>
      <text:p text:style-name="Preformatted_20_Text"><text:s text:c="4"/>- 0.5 # les séquences peuvent contenir des types variés.</text:p>
      <text:p text:style-name="Preformatted_20_Text"><text:s text:c="4"/>- Objet 4</text:p>
      <text:p text:style-name="Preformatted_20_Text"><text:s text:c="4"/>- clé: valeur</text:p>
      <text:p text:style-name="Preformatted_20_Text"><text:s text:c="6"/>autre_clé: autre_valeur</text:p>
      <text:p text:style-name="Preformatted_20_Text"><text:s text:c="4"/>-</text:p>
      <text:p text:style-name="Preformatted_20_Text"><text:s text:c="8"/>- Ceci est une séquence</text:p>
      <text:p text:style-name="Preformatted_20_Text"><text:s text:c="8"/>- dans une autre séquence</text:p>
      <text:p text:style-name="Preformatted_20_Text"/>
      <text:p text:style-name="Preformatted_20_Text"># YAML étant un proche parent de JSON, vous pouvez écrire directement</text:p>
      <text:p text:style-name="Preformatted_20_Text"># des maps et séquences façon JSON</text:p>
      <text:p text:style-name="Preformatted_20_Text">json_map: {"clé": "valeur"}</text:p>
      <text:p text:style-name="Preformatted_20_Text">json_seq: [1, 2, 3, "soleil"]</text:p>
      <text:p text:style-name="Preformatted_20_Text"/>
      <text:p text:style-name="Preformatted_20_Text">################################</text:p>
      <text:p text:style-name="Preformatted_20_Text"># AUTRES FONCTIONNALITÉES YAML #</text:p>
      <text:p text:style-name="Preformatted_20_Text">################################</text:p>
      <text:p text:style-name="Preformatted_20_Text"/>
      <text:p text:style-name="Preformatted_20_Text"># YAML possède une fonctionnalité fort utile nommée "ancres". Celle-ci</text:p>
      <text:p text:style-name="Preformatted_20_Text"># vous permet de dupliquer aisément du contenu au sein de votre document.</text:p>
      <text:p text:style-name="Preformatted_20_Text"/>
      <text:p text:style-name="Preformatted_20_Text"># Les deux clés suivantes auront la même valeur :</text:p>
      <text:p text:style-name="Preformatted_20_Text">contenu_ancré: &amp;nom_ancre Cette chaîne sera la valeur des deux clés.</text:p>
      <text:p text:style-name="Preformatted_20_Text">autre_ancre: *nom_ancre</text:p>
      <text:p text:style-name="Preformatted_20_Text"/>
      <text:p text:style-name="Preformatted_20_Text"># Avec les tags YAML, vous pouvez explicitement déclarer des types de données.</text:p>
      <text:p text:style-name="Preformatted_20_Text">chaine_explicite: !!str 0.5</text:p>
      <text:p text:style-name="Preformatted_20_Text"/>
      <text:p text:style-name="Preformatted_20_Text"># Certains analyseurs syntaxiques (parsers) implémentent des tags spécifiques à</text:p>
      <text:p text:style-name="Preformatted_20_Text"># d'autres langages, comme par exemple celui des nombres complexes de Python.</text:p>
      <text:p text:style-name="Preformatted_20_Text">python_complex_number: !!python/complex 1+2j</text:p>
      <text:p text:style-name="Preformatted_20_Text"/>
      <text:p text:style-name="Preformatted_20_Text">#####################</text:p>
      <text:p text:style-name="Preformatted_20_Text"># AUTRES TYPES YAML #</text:p>
      <text:p text:style-name="Preformatted_20_Text">#####################</text:p>
      <text:p text:style-name="Preformatted_20_Text"/>
      <text:p text:style-name="Preformatted_20_Text"># YAML interprète également les données formatées ISO de type date et datetime,</text:p>
      <text:p text:style-name="Preformatted_20_Text"># pas seulement les chaînes et nombres.</text:p>
      <text:p text:style-name="Preformatted_20_Text">datetime: 2001-12-15T02:59:43.1Z</text:p>
      <text:p text:style-name="Preformatted_20_Text">datetime_avec_espaces: 2001-12-14 21:59:43.10 -5</text:p>
      <text:p text:style-name="Preformatted_20_Text">date: 2002-12-14</text:p>
      <text:p text:style-name="Preformatted_20_Text"/>
      <text:p text:style-name="Preformatted_20_Text"># Le tag !!binary indique que la chaîne à suivre est la représentation binaire</text:p>
      <text:p text:style-name="Preformatted_20_Text"># d'un blob encodé en base64. En clair ? Une image !</text:p>
      <text:p text:style-name="Preformatted_20_Text">fichier_gif: !!binary |</text:p>
      <text:p text:style-name="Preformatted_20_Text"><text:s text:c="4"/>R0lGODlhDAAMAIQAAP//9/X17unp5WZmZgAAAOfn515eXvPz7Y6OjuDg4J+fn5</text:p>
      <text:p text:style-name="Preformatted_20_Text"><text:s text:c="4"/>OTk6enp56enmlpaWNjY6Ojo4SEhP/++f/++f/++f/++f/++f/++f/++f/++f/+</text:p>
      <text:p text:style-name="Preformatted_20_Text"><text:s text:c="4"/>+f/++f/++f/++f/++f/++SH+Dk1hZGUgd2l0aCBHSU1QACwAAAAADAAMAAAFLC</text:p>
      <text:p text:style-name="Preformatted_20_Text"><text:s text:c="4"/>AgjoEwnuNAFOhpEMTRiggcz4BNJHrv/zCFcLiwMWYNG84BwwEeECcgggoBADs=</text:p>
      <text:p text:style-name="Preformatted_20_Text"/>
      <text:p text:style-name="Preformatted_20_Text"># YAML a de même un type "set", semblable à ceci :</text:p>
      <text:p text:style-name="Preformatted_20_Text">set:</text:p>
      <text:p text:style-name="Preformatted_20_Text"><text:s text:c="4"/>? item1</text:p>
      <text:p text:style-name="Preformatted_20_Text"><text:s text:c="4"/>? item2</text:p>
      <text:p text:style-name="Preformatted_20_Text"><text:s text:c="4"/>? item3</text:p>
      <text:p text:style-name="Preformatted_20_Text"/>
      <text:p text:style-name="Preformatted_20_Text"><text:soft-page-break/># Comme dans Python, les sets ne sont que des maps contenant des valeurs null ;</text:p>
      <text:p text:style-name="Preformatted_20_Text"># le set précédent est l'équivalent du suivant :</text:p>
      <text:p text:style-name="Preformatted_20_Text">set2:</text:p>
      <text:p text:style-name="Preformatted_20_Text"><text:s text:c="4"/>item1: null</text:p>
      <text:p text:style-name="Preformatted_20_Text"><text:s text:c="4"/>item2: null</text:p>
      <text:p text:style-name="P5"><text:s text:c="4"/>item3: null</text:p>
      <text:h text:style-name="Heading_20_1" text:outline-level="1">Liens</text:h>
      <text:p text:style-name="P10"><text:a xlink:type="simple" xlink:href="https://yaml.org/spec/1.2.2/" text:style-name="Internet_20_link" text:visited-style-name="Visited_20_Internet_20_Link">https://yaml.org/spec/1.2.2/</text:a></text:p>
      <text:p text:style-name="P10"><text:a xlink:type="simple" xlink:href="https://www.youtube.com/watch?v=zeYMQD0CLn8" text:style-name="Internet_20_link" text:visited-style-name="Visited_20_Internet_20_Link">https://www.youtube.com/watch?v=zeYMQD0CLn8</text:a></text:p>
      <text:p text:style-name="P10"><text:a xlink:type="simple" xlink:href="https://www.youtube.com/watch?v=7gmW6vxgsRQ" text:style-name="Internet_20_link" text:visited-style-name="Visited_20_Internet_20_Link">https://www.youtube.com/watch?v=7gmW6vxgsRQ</text:a></text:p>
      <text:p text:style-name="P10"><text:a xlink:type="simple" xlink:href="https://geekflare.com/fr/yaml-introduction/" text:style-name="Internet_20_link" text:visited-style-name="Visited_20_Internet_20_Link">https://geekflare.com/fr/yaml-introduction/</text:a></text:p>
      <text:p text:style-name="P10"><text:a xlink:type="simple" xlink:href="https://codebeautify.org/yaml-parser-online" text:style-name="Internet_20_link" text:visited-style-name="Visited_20_Internet_20_Link">https://codebeautify.org/yaml-parser-online</text:a></text:p>
      <text:p text:style-name="P10"><text:a xlink:type="simple" xlink:href="https://symfony.com/doc/current/components/yaml/yaml_format.html" text:style-name="Internet_20_link" text:visited-style-name="Visited_20_Internet_20_Link">https://symfony.com/doc/current/components/yaml/yaml_format.html</text:a></text:p>
      <text:p text:style-name="P10"><text:a xlink:type="simple" xlink:href="https://sweetohm.net/article/introduction-yaml.html" text:style-name="Internet_20_link" text:visited-style-name="Visited_20_Internet_20_Link">https://sweetohm.net/article/introduction-yaml.html</text:a></text:p>
      <text:p text:style-name="P12"><text:a xlink:type="simple" xlink:href="https://learnxinyminutes.com/docs/fr-fr/yaml-fr/" text:style-name="Internet_20_link" text:visited-style-name="Visited_20_Internet_20_Link">https://learnxinyminutes.com/docs/fr-fr/yaml-fr/</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22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left="0.3cm" fo:margin-right="0cm" fo:margin-top="0.199cm" fo:margin-bottom="0.199cm" loext:contextual-spacing="true" fo:line-height="115%" fo:text-indent="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423cm" fo:margin-bottom="0.212cm" loext:contextual-spacing="false"/>
      <style:text-properties fo:font-size="18pt" fo:font-weight="bold" style:font-size-asian="130%" style:font-weight-asian="bold" style:font-size-complex="130%" style:font-weight-complex="bold"/>
    </style:style>
    <style:style style:name="Heading_20_2" style:display-name="Heading 2" style:family="paragraph" style:parent-style-name="Heading_20_1" style:next-style-name="Text_20_body" style:auto-update="true" style:default-outline-level="2" style:class="text">
      <style:paragraph-properties fo:margin-top="0.353cm" fo:margin-bottom="0.212cm" loext:contextual-spacing="false"/>
      <style:text-properties fo:font-size="95%" fo:font-weight="bold" style:font-size-asian="115%" style:font-weight-asian="bold" style:font-size-complex="115%" style:font-weight-complex="bold"/>
    </style:style>
    <style:style style:name="Heading_20_3" style:display-name="Heading 3" style:family="paragraph" style:parent-style-name="Heading_20_1" style:next-style-name="Text_20_body" style:auto-update="true" style:default-outline-level="3" style:class="text">
      <style:paragraph-properties fo:margin-top="0.247cm" fo:margin-bottom="0.212cm" loext:contextual-spacing="false"/>
      <style:text-properties fo:font-size="85%" fo:font-weight="bold" style:font-size-asian="101%" style:font-weight-asian="bold" style:font-size-complex="101%" style:font-weight-complex="bold"/>
    </style:style>
    <style:style style:name="Heading_20_4" style:display-name="Heading 4" style:family="paragraph" style:parent-style-name="Heading_20_1" style:next-style-name="Text_20_body" style:auto-update="true" style:default-outline-level="4" style:class="text">
      <style:paragraph-properties fo:margin-top="0.212cm" fo:margin-bottom="0.212cm" loext:contextual-spacing="false"/>
      <style:text-properties fo:font-size="7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auto-update="true" style:class="extra">
      <style:paragraph-properties fo:margin-left="0.598cm" fo:margin-right="0cm" fo:text-indent="-0.598cm" style:auto-text-indent="false" text:number-lines="false" text:line-number="0"/>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auto-update="true"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auto-update="true"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igure" style:family="paragraph" style:parent-style-name="Caption" style:class="extra"/>
    <style:style style:name="Code" style:family="paragraph" style:parent-style-name="Text_20_body" style:next-style-name="Text_20_body" style:auto-update="true">
      <loext:graphic-properties draw:fill="solid" draw:fill-color="#a09b9b" draw:opacity="100%"/>
      <style:paragraph-properties fo:margin-left="0.3cm" fo:margin-right="0.3cm" fo:margin-top="0.199cm" fo:margin-bottom="0cm" loext:contextual-spacing="false" fo:text-align="start" style:justify-single-word="false" fo:text-indent="0cm" style:auto-text-indent="false" fo:background-color="#a09b9b" fo:padding-left="1cm" fo:padding-right="0cm" fo:padding-top="0cm" fo:padding-bottom="0cm" fo:border="0.06pt solid #000000">
        <style:tab-stops/>
      </style:paragraph-properties>
      <style:text-properties fo:color="#000000" style:font-name="Courier New" fo:font-family="'Courier New'" style:font-style-name="Normal" style:font-family-generic="modern" style:font-pitch="fixed" fo:font-size="10pt"/>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office:styles>
  <office:automatic-styles>
    <style:style style:name="MP1" style:family="paragraph" style:parent-style-name="Header">
      <style:text-properties officeooo:rsid="0019426b" officeooo:paragraph-rsid="0019426b"/>
    </style:style>
    <style:style style:name="MP2" style:family="paragraph" style:parent-style-name="Footer">
      <style:text-properties officeooo:rsid="0019426b" officeooo:paragraph-rsid="001942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n-tête du document</text:p>
      </style:header>
      <style:footer>
        <text:p text:style-name="MP2">Pied de page<text:tab/><text:tab/>page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7:08.280354456</meta:creation-date>
    <dc:title>OMA</dc:title>
    <meta:editing-duration>P2DT23H59M44S</meta:editing-duration>
    <meta:editing-cycles>23</meta:editing-cycles>
    <meta:generator>LibreOffice/6.4.7.2$Linux_X86_64 LibreOffice_project/40$Build-2</meta:generator>
    <dc:date>2022-05-23T10:37:14.354788917</dc:date>
    <meta:document-statistic meta:table-count="0" meta:image-count="0" meta:object-count="0" meta:page-count="4" meta:paragraph-count="132" meta:word-count="895" meta:character-count="6223" meta:non-whitespace-character-count="5283"/>
    <meta:template xlink:type="simple" xlink:actuate="onRequest" xlink:title="OMA" xlink:href="../../../../../../home/olivier/Templates/OMA.ott" meta:date="2022-05-20T10:27:08.044880782"/>
  </office:meta>
</office:document-meta>
</file>